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ind_freib_tu</text:p>
          </table:table-cell>
          <table:table-cell office:value-type="string" calcext:value-type="string">
            <text:p>abgelt_st_m_tu</text:p>
          </table:table-cell>
          <table:table-cell office:value-type="string" calcext:value-type="string">
            <text:p>kindergeld_m_basis</text:p>
          </table:table-cell>
          <table:table-cell office:value-type="string" calcext:value-type="string">
            <text:p>kindergeld_m_tu_basis</text:p>
          </table:table-cell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eink_st_m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16.6666667" calcext:value-type="float">
            <text:p>416.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5:09.477090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5:14.317414660</dc:date>
    <meta:editing-duration>PT3M18S</meta:editing-duration>
    <meta:editing-cycles>5</meta:editing-cycles>
    <meta:generator>LibreOffice/6.0.7.3$Linux_X86_64 LibreOffice_project/00m0$Build-3</meta:generator>
    <meta:document-statistic meta:table-count="1" meta:cell-count="228" meta:object-count="0"/>
  </office:meta>
</office:document-meta>
</file>